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margin-top="0in" fo:margin-bottom="0.0319in" loext:contextual-spacing="false"/>
    </style:style>
    <style:style style:name="P2" style:family="paragraph" style:parent-style-name="List_20_Paragraph" style:list-style-name="L1">
      <style:paragraph-properties fo:margin-top="0in" fo:margin-bottom="0.0319in" loext:contextual-spacing="false"/>
      <style:text-properties officeooo:paragraph-rsid="0012d7e8"/>
    </style:style>
    <style:style style:name="P3" style:family="paragraph" style:parent-style-name="List_20_Paragraph" style:list-style-name="L1">
      <style:paragraph-properties fo:margin-top="0in" fo:margin-bottom="0.0319in" loext:contextual-spacing="false"/>
      <style:text-properties officeooo:rsid="0010a215" officeooo:paragraph-rsid="0010a215"/>
    </style:style>
    <style:style style:name="P4" style:family="paragraph" style:parent-style-name="List_20_Paragraph" style:list-style-name="L1" style:master-page-name="">
      <loext:graphic-properties draw:fill="none"/>
      <style:paragraph-properties fo:margin-left="4.5in" fo:margin-right="0in" fo:margin-top="0in" fo:margin-bottom="0.0319in" loext:contextual-spacing="false" fo:line-height="115%" fo:hyphenation-ladder-count="no-limit" fo:text-indent="-0.25in" style:auto-text-indent="false" style:page-number="auto">
        <style:tab-stops/>
      </style:paragraph-properties>
      <style:text-properties fo:hyphenate="false"/>
    </style:style>
    <style:style style:name="P5" style:family="paragraph" style:parent-style-name="Normal" style:master-page-name="MP0">
      <style:paragraph-properties fo:margin-top="0in" fo:margin-bottom="0.0319in" loext:contextual-spacing="false" style:page-number="auto" fo:break-before="page"/>
    </style:style>
    <style:style style:name="T1" style:family="text">
      <style:text-properties officeooo:rsid="001017ab"/>
    </style:style>
    <style:style style:name="T2" style:family="text">
      <style:text-properties officeooo:rsid="00127ee7"/>
    </style:style>
    <style:style style:name="T3" style:family="text">
      <style:text-properties fo:color="#000000" style:font-name="Consolas" fo:font-size="10pt" fo:background-color="#d4d4d4" loext:char-shading-value="0" style:font-size-asian="10pt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acherReport<text:span text:style-name="T2">Tool</text:span>: JFrame: setBounds (100,50,620,<text:span text:style-name="T2">60</text:span>0)</text:p>
      <text:list xml:id="list5328834118307967978" text:style-name="L1">
        <text:list-item>
          <text:p text:style-name="P1">ContentPanel: JPanel</text:p>
          <text:list>
            <text:list-item>
              <text:p text:style-name="P1">StudentPanel: JPanel: setMinimumSize(new Dimension(600,18))</text:p>
              <text:list>
                <text:list-item>
                  <text:p text:style-name="P1">BasicArrowButton </text:p>
                </text:list-item>
                <text:list-item>
                  <text:p text:style-name="P1">JLabel</text:p>
                </text:list-item>
                <text:list-item>
                  <text:p text:style-name="P1">BasicArrowButton</text:p>
                </text:list-item>
              </text:list>
            </text:list-item>
            <text:list-item>
              <text:p text:style-name="P1">JSplitPane</text:p>
              <text:list>
                <text:list-item>
                  <text:p text:style-name="P1"><text:span text:style-name="T3">TemplatePanel</text:span>: JPanel: <text:span text:style-name="T4">setPreferredSize(</text:span><text:span text:style-name="T5">new</text:span><text:span text:style-name="T4"> Dimension(600,250)); setMinimumSize(</text:span><text:span text:style-name="T5">new</text:span><text:span text:style-name="T4"> Dimension(200,100));</text:span></text:p>
                  <text:list>
                    <text:list-item>
                      <text:p text:style-name="P1">JTabbedPane</text:p>
                      <text:list>
                        <text:list-item>
                          <text:p text:style-name="P2">many <text:span text:style-name="T3">TemplateCategoryPanel</text:span>: JPanel</text:p>
                          <text:list>
                            <text:list-item>
                              <text:p text:style-name="P1">JScrollPane</text:p>
                              <text:list>
                                <text:list-item>
                                  <text:p text:style-name="P1">many JPanel</text:p>
                                  <text:list>
                                    <text:list-item>
                                      <text:p text:style-name="P1"><text:span text:style-name="T3">TemplateSentencePanel</text:span>: JPanel</text:p>
                                      <text:list>
                                        <text:list-item>
                                          <text:p text:style-name="P4">JcheckBo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">many Jlabels (to make all tabbed panes have same number of rows);</text:p>
                                </text:list-item>
                              </text:list>
                            </text:list-item>
                            <text:list-item>
                              <text:p text:style-name="P1">J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EditableTextPanel: JPanel: setMinimumSize(new Dimension(600,<text:span text:style-name="T1">2</text:span>00))</text:p>
                  <text:list>
                    <text:list-item>
                      <text:p text:style-name="P1">JScrollPane</text:p>
                      <text:list>
                        <text:list-item>
                          <text:p text:style-name="P1">JTextAre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dc:description/>
    <dc:subject/>
    <meta:initial-creator>JP Fasano</meta:initial-creator>
    <meta:creation-date>2015-08-11T17:27:00Z</meta:creation-date>
    <dc:date>2015-08-21T12:03:28.320000000</dc:date>
    <meta:editing-cycles>7</meta:editing-cycles>
    <meta:editing-duration>PT2H51M40S</meta:editing-duration>
    <meta:document-statistic meta:table-count="0" meta:image-count="0" meta:object-count="0" meta:page-count="1" meta:paragraph-count="19" meta:word-count="67" meta:character-count="565" meta:non-whitespace-character-count="534"/>
    <meta:template xlink:type="simple" xlink:actuate="onRequest" xlink:title="" xlink:href="Normal.dotm"/>
  </office:meta>
</office:document-meta>
</file>